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 table:number-rows-repeated="1048491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3-29T12:51:24.006249924</dc:date>
    <meta:editing-duration>P4DT22H17M12S</meta:editing-duration>
    <meta:editing-cycles>79</meta:editing-cycles>
    <meta:generator>LibreOffice/7.5.1.2$MacOSX_X86_64 LibreOffice_project/fcbaee479e84c6cd81291587d2ee68cba099e129</meta:generator>
    <meta:document-statistic meta:table-count="1" meta:cell-count="1057" meta:object-count="0"/>
  </office:meta>
</office:document-meta>
</file>